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5" style:family="table-cell" style:parent-style-name="Default" style:data-style-name="N81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1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z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me under different size run by GNU with default optimization lev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 000</text:p>
          </table:table-cell>
          <table:table-cell table:style-name="ce4" office:value-type="string" calcext:value-type="string">
            <text:p>1 000 000</text:p>
          </table:table-cell>
          <table:table-cell table:style-name="ce4" office:value-type="string" calcext:value-type="string">
            <text:p>100 000 000</text:p>
          </table:table-cell>
        </table:table-row>
        <table:table-row table:style-name="ro1">
          <table:table-cell office:value-type="string" calcext:value-type="string">
            <text:p>loop1</text:p>
          </table:table-cell>
          <table:table-cell table:style-name="ce3" office:value-type="float" office:value="0.000000316457" calcext:value-type="float">
            <text:p>3.16E-07</text:p>
          </table:table-cell>
          <table:table-cell table:style-name="ce3" office:value-type="float" office:value="0.000031082" calcext:value-type="float">
            <text:p>3.11E-05</text:p>
          </table:table-cell>
          <table:table-cell office:value-type="float" office:value="0.0034241" calcext:value-type="float">
            <text:p>0.0034241</text:p>
          </table:table-cell>
          <table:table-cell office:value-type="float" office:value="0.378583" calcext:value-type="float">
            <text:p>0.378583</text:p>
          </table:table-cell>
        </table:table-row>
        <table:table-row table:style-name="ro1">
          <table:table-cell office:value-type="string" calcext:value-type="string">
            <text:p>loop2</text:p>
          </table:table-cell>
          <table:table-cell table:style-name="ce3" office:value-type="float" office:value="0.000000285381" calcext:value-type="float">
            <text:p>2.85E-07</text:p>
          </table:table-cell>
          <table:table-cell table:style-name="ce3" office:value-type="float" office:value="0.0000252888" calcext:value-type="float">
            <text:p>2.53E-05</text:p>
          </table:table-cell>
          <table:table-cell office:value-type="float" office:value="0.00292545" calcext:value-type="float">
            <text:p>0.00292545</text:p>
          </table:table-cell>
          <table:table-cell office:value-type="float" office:value="0.299193" calcext:value-type="float">
            <text:p>0.299193</text:p>
          </table:table-cell>
        </table:table-row>
      </table:table>
      <table:table table:name="optimization-level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me under different optimization level <text:s/>run by GNU with size of 100 000 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t-level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1">
          <table:table-cell office:value-type="string" calcext:value-type="string">
            <text:p>loop1</text:p>
          </table:table-cell>
          <table:table-cell office:value-type="float" office:value="0.378583" calcext:value-type="float">
            <text:p>0.378583</text:p>
          </table:table-cell>
          <table:table-cell office:value-type="float" office:value="0.187991" calcext:value-type="float">
            <text:p>0.187991</text:p>
          </table:table-cell>
          <table:table-cell office:value-type="float" office:value="0.174203" calcext:value-type="float">
            <text:p>0.174203</text:p>
          </table:table-cell>
          <table:table-cell office:value-type="float" office:value="0.150666" calcext:value-type="float">
            <text:p>0.150666</text:p>
          </table:table-cell>
        </table:table-row>
        <table:table-row table:style-name="ro1">
          <table:table-cell office:value-type="string" calcext:value-type="string">
            <text:p>loop2</text:p>
          </table:table-cell>
          <table:table-cell office:value-type="float" office:value="0.299193" calcext:value-type="float">
            <text:p>0.299193</text:p>
          </table:table-cell>
          <table:table-cell office:value-type="float" office:value="0.172342" calcext:value-type="float">
            <text:p>0.172342</text:p>
          </table:table-cell>
          <table:table-cell office:value-type="float" office:value="0.164162" calcext:value-type="float">
            <text:p>0.164162</text:p>
          </table:table-cell>
          <table:table-cell office:value-type="float" office:value="0.132263" calcext:value-type="float">
            <text:p>0.132263</text:p>
          </table:table-cell>
        </table:table-row>
      </table:table>
      <table:table table:name="compiler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me run by different compilers with different optimization level and size of 100 000 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iler</text:p>
          </table:table-cell>
          <table:table-cell office:value-type="string" calcext:value-type="string">
            <text:p>GNU</text:p>
          </table:table-cell>
          <table:table-cell/>
          <table:table-cell office:value-type="string" calcext:value-type="string">
            <text:p>Clang</text:p>
          </table:table-cell>
          <table:table-cell/>
        </table:table-row>
        <table:table-row table:style-name="ro1">
          <table:table-cell office:value-type="string" calcext:value-type="string">
            <text:p>Opt-level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3</text:p>
          </table:table-cell>
        </table:table-row>
        <table:table-row table:style-name="ro1">
          <table:table-cell office:value-type="string" calcext:value-type="string">
            <text:p>Loop1</text:p>
          </table:table-cell>
          <table:table-cell office:value-type="float" office:value="0.378583" calcext:value-type="float">
            <text:p>0.378583</text:p>
          </table:table-cell>
          <table:table-cell office:value-type="float" office:value="0.150666" calcext:value-type="float">
            <text:p>0.150666</text:p>
          </table:table-cell>
          <table:table-cell office:value-type="float" office:value="0.277596" calcext:value-type="float">
            <text:p>0.277596</text:p>
          </table:table-cell>
          <table:table-cell office:value-type="float" office:value="0.115467" calcext:value-type="float">
            <text:p>0.115467</text:p>
          </table:table-cell>
        </table:table-row>
        <table:table-row table:style-name="ro1">
          <table:table-cell office:value-type="string" calcext:value-type="string">
            <text:p>Loop2</text:p>
          </table:table-cell>
          <table:table-cell office:value-type="float" office:value="0.299193" calcext:value-type="float">
            <text:p>0.299193</text:p>
          </table:table-cell>
          <table:table-cell office:value-type="float" office:value="0.132263" calcext:value-type="float">
            <text:p>0.132263</text:p>
          </table:table-cell>
          <table:table-cell office:value-type="float" office:value="0.253883" calcext:value-type="float">
            <text:p>0.253883</text:p>
          </table:table-cell>
          <table:table-cell office:value-type="float" office:value="0.12565" calcext:value-type="float">
            <text:p>0.125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17:21:38.677466141</meta:creation-date>
    <meta:generator>LibreOffice/7.3.5.2$Linux_X86_64 LibreOffice_project/30$Build-2</meta:generator>
    <dc:date>2022-09-19T19:16:14.853181947</dc:date>
    <meta:editing-duration>PT2H48M55S</meta:editing-duration>
    <meta:editing-cycles>12</meta:editing-cycles>
    <meta:document-statistic meta:table-count="3" meta:cell-count="51" meta:object-count="0"/>
  </office:meta>
</office:document-meta>
</file>